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0.317cm"/>
    </style:style>
    <style:style style:name="co2" style:family="table-column">
      <style:table-column-properties fo:break-before="auto" style:column-width="2.268cm"/>
    </style:style>
    <style:style style:name="co3" style:family="table-column">
      <style:table-column-properties fo:break-before="auto" style:column-width="8.077cm"/>
    </style:style>
    <style:style style:name="co4" style:family="table-column">
      <style:table-column-properties fo:break-before="auto" style:column-width="3cm"/>
    </style:style>
    <style:style style:name="co6" style:family="table-column">
      <style:table-column-properties fo:break-before="auto" style:column-width="8.998cm"/>
    </style:style>
    <style:style style:name="ro4" style:family="table-row">
      <style:table-row-properties style:row-height="0.423cm" fo:break-before="auto" style:use-optimal-row-height="true"/>
    </style:style>
    <style:style style:name="ro2" style:family="table-row">
      <style:table-row-properties style:row-height="0.443cm" fo:break-before="auto" style:use-optimal-row-height="true"/>
    </style:style>
    <style:style style:name="ro3" style:family="table-row">
      <style:table-row-properties style:row-height="0.45cm" fo:break-before="auto" style:use-optimal-row-height="true"/>
    </style:style>
    <style:style style:name="ro5" style:family="table-row">
      <style:table-row-properties style:row-height="0.534cm"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New"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4"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5" style:family="table-cell" style:parent-style-name="TableStyleLight1">
      <style:text-properties fo:color="#8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 style:family="table-cell" style:parent-style-name="Excel_20_Built-in_20_Normal">
      <style:text-properties fo:color="#800000" style:text-outline="false" style:text-line-through-style="none" style:font-name="Courier New" fo:font-size="10pt" fo:language="en" fo:country="US"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7" style:family="table-cell" style:parent-style-name="TableStyleLight1"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Excel_20_Built-in_20_Normal"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9" style:family="table-cell" style:parent-style-name="Default">
      <style:text-properties style:font-name="Courier New" fo:font-size="10pt" style:font-size-asian="10pt" style:font-size-complex="10pt"/>
    </style:style>
    <style:style style:name="T1" style:family="text">
      <style:text-properties fo:color="#800000" style:font-name="Courier New" fo:font-size="12pt" style:font-name-asian="Courier New" style:font-size-asian="12pt" style:font-name-complex="Courier New"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4"/>
        <table:table-column table:style-name="co4" table:number-columns-repeated="3" table:default-cell-style-name="ce4"/>
        <table:table-column table:style-name="co4" table:default-cell-style-name="ce8"/>
        <table:table-column table:style-name="co4" table:default-cell-style-name="ce4"/>
        <table:table-column table:style-name="co6" table:default-cell-style-name="ce4"/>
        <table:table-column table:style-name="co4" table:number-columns-repeated="1013" table:default-cell-style-name="ce4"/>
        <table:table-column table:style-name="co4" table:number-columns-repeated="4" table:default-cell-style-name="ce9"/>
        <table:table-row table:style-name="ro3">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7"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3">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7"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3">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7"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3">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7"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3">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7"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3">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7"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3">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7"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3">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7"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3">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7"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3">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7" office:value-type="date" office:date-value="2013-12-03">
            <text:p>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3">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7"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3">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7"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3">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7"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3">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7"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3">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7"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3">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7" office:value-type="date" office:date-value="2013-12-03">
            <text:p>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3">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7" office:value-type="date" office:date-value="2013-12-03">
            <text:p>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3">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7"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3">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7"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3">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7"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3">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7"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3">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7"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3">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7"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3">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7"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3">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7"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3">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7"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3">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7"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3">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7"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3">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7"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3">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7"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3">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7"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3">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7"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3">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7"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3">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7"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3">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7"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3">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7"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3">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7"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3">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7"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3">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7"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3">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7"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3">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7"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3">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7"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3">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7"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3">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7"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3">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7"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3">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7"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3">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7"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3">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7"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3">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7"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3">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7"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3">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7"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3">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7"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3">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7" office:value-type="date" office:date-value="2013-12-03">
            <text:p>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3">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7"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3">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7"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3">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7"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3">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7"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3">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7"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3">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7"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3">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7"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3">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7"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3">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7"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3">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7"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3">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7"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3">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7"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3">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7"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3">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7"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3">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7"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3">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7"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3">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7" office:value-type="date" office:date-value="2013-12-03">
            <text:p>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3">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7"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3">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7"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3">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7"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3">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7"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3">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7"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3">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7"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3">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7"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3">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7"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3">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7"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3">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7"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3">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7"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3">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7"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3">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7"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3">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7"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3">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7"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3">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7"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3">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7"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3">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7"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3">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7"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3">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7"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3">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7"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3">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7"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3">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7"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3">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7"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3">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3">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7"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3">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7"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3">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3">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7"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3">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7"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3">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7"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3">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Nomination Committee unless the field 'Decision to form committee' has been filled in.</text:p>
          </table:table-cell>
          <table:table-cell table:style-name="ce7"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3">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committee you need to fill first the field “Due date for candidates to declare evaluators”</text:p>
          </table:table-cell>
          <table:table-cell table:style-name="ce7"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3">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7"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3">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7"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3">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7"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3">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7"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3">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3">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3">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7"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3">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7"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3">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7"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3">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7"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3">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7"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3">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7"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3">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7"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3">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7"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3">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7"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3">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7"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3">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7"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3">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3">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7"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3">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7"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3">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7"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3">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7" office:value-type="date" office:date-value="2013-12-03">
            <text:p>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3">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7"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3">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7"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3">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7"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3">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7"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3">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3">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7"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3">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7"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3">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7"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3">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7"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3">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7"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3">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7"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3">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3">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Nomination Proceedings' needs to be filled in before selecting nominated or second nominated candidate.</text:p>
          </table:table-cell>
          <table:table-cell table:style-name="ce7"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3">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7"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3">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7"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3">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3">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3">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7"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3">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3">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3">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7"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3">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7"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3">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7"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3">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7"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3">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Nomination Proceedings'.</text:p>
          </table:table-cell>
          <table:table-cell table:style-name="ce7"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3">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Nomination Committee.</text:p>
          </table:table-cell>
          <table:table-cell table:style-name="ce7"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3">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7"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3">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7"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3">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7"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3">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7"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3">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7" office:value-type="date" office:date-value="2013-12-03">
            <text:p>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3">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7"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3">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7"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3">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7" office:value-type="date" office:date-value="2013-12-03">
            <text:p>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3">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7"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3">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7"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3">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7"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3">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7"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3">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7"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3">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7"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3">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7"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3">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7"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3">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7"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3">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7"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3">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7"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3">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7"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3">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7"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3">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7"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3">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7"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3">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7"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3">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7"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3">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7"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3">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7"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3">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7"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3">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7"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3">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3">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7"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3">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3">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7"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3">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3">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7"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3">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7"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3">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7"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3">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3">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7"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3">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7"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3">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7"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3">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7"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3">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7"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3">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7"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3">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7"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3">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7"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3">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7"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3">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7"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3">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7"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3">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7"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3">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7"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3">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7"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3">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7"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3">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7"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3">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7"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3">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7"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3">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7" office:value-type="date" office:date-value="2013-12-03">
            <text:p>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3">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7"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3">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7"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3">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7"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3">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7"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3">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7"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3">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7"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3">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7"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3">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7"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3">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7" office:value-type="date" office:date-value="2013-12-03">
            <text:p>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3">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7"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3">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7"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3">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7" office:value-type="date" office:date-value="2013-12-03">
            <text:p>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7"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3">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7"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3">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7"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3">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7"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3">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7"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3">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7"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3">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7"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3">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7"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3">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7"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3">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7" office:value-type="date" office:date-value="2013-12-03">
            <text:p>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3">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7"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3">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7" office:value-type="date" office:date-value="2013-12-03">
            <text:p>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3">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7"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3">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7"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3">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7"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3">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7"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3">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7"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3">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7"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3">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7"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3">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7"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3">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7"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3">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7"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3">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7"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3">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7"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3">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7"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3">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7"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3">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7"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3">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7"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3">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7"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3">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7"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3">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7"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3">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7"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3">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7"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3">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7"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3">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7"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3">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7"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3">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7" office:value-type="date" office:date-value="2013-12-03">
            <text:p>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3">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7"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3">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7" office:value-type="date" office:date-value="2013-12-03">
            <text:p>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3">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7" office:value-type="date" office:date-value="2013-12-03">
            <text:p>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3">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7" office:value-type="date" office:date-value="2013-12-03">
            <text:p>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3">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7"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3">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7" office:value-type="date" office:date-value="2013-12-03">
            <text:p>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3">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7"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3">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7" office:value-type="date" office:date-value="2013-12-03">
            <text:p>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3">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7"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3">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7"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3">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7"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3">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7"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3">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7"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3">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7"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3">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7"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3">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7"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3">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7"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3">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7"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3">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7"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3">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7"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3">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Nominated Candidate</text:p>
          </table:table-cell>
          <table:table-cell table:style-name="ce7"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Nominated Candidate">
            <text:p>NominatedCandidacy=Nominated Candidate</text:p>
          </table:table-cell>
          <table:table-cell table:number-columns-repeated="1016"/>
        </table:table-row>
        <table:table-row table:style-name="ro3">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7"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3">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7"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3">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7"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3">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7"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3">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7"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3">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7"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3">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7"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3">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7"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3">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7"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3">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7"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3">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7"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3">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7"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3">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7"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3">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7"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3">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7"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3">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7"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3">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7"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3">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7"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3">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7" office:value-type="date" office:date-value="2013-12-03">
            <text:p>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3">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7" office:value-type="date" office:date-value="2013-12-03">
            <text:p>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3">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7" office:value-type="date" office:date-value="2013-12-03">
            <text:p>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3">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7" office:value-type="date" office:date-value="2013-12-03">
            <text:p>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3">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7"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3">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7"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3">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7"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3">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7"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3">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7"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3">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7"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3">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7" office:value-type="date" office:date-value="2013-12-03">
            <text:p>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3">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7"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3">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7"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3">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7"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3">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7"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3">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7"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3">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7"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3">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7"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3">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7"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3">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7"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3">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7"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3">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7"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3">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7"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3">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7"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3">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7"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3">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7"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3">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7"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3">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7"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3">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7"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3">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7"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3">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7"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3">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7"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3">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7"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3">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7"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3">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7"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3">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7"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3">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7"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3">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7"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3">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7"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3">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7"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3">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7"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3">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7"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3">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7"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3">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7"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3">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7"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3">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7"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3">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7"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3">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Nomination Committee</text:p>
          </table:table-cell>
          <table:table-cell table:style-name="ce7"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3">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7"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3">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7"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3">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7"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3">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7"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3">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7"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3">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7"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3">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7"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3">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7"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3">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7"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3">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7"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3">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7"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3">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7"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3">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7"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3">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7"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3">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7"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3">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7"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3">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7"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3">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7"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3">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7"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3">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7"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3">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7"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3">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7"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3">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7"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3">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7"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3">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7"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3">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7"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3">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7"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3">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7"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3">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7"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3">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7"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3">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7"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3">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7"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3">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7"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3">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7"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3">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7"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3">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7"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3">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7"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3">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7"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3">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7"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3">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7"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3">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7"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3">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7" office:value-type="date" office:date-value="2013-12-03">
            <text:p>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3">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7"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3">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7"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3">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7"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3">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7"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3">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7"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3">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7"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3">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7"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3">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7"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3">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7"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3">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7"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3">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7"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3">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7"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3">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7"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3">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7"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3">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7"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3">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7"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3">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7"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3">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7"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3">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7" office:value-type="date" office:date-value="2013-12-03">
            <text:p>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3">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3">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7"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3">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7"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3">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3">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7"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3">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7"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3">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7"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3">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7"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3">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7"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3">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7"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3">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7"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3">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7"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3">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7"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3">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7"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3">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7"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3">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7"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3">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7"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3">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7"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3">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7"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3">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7"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3">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7"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3">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3">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7"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3">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7"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3">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7"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3">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7"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3">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3">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7"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3">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7"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3">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7"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3">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7" office:value-type="date" office:date-value="2013-12-03">
            <text:p>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3">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7"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3">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7" office:value-type="date" office:date-value="2013-12-03">
            <text:p>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3">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7"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3">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7"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3">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7"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3">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7"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3">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7"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3">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7"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3">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7"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3">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7"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3">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7"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3">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7"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3">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7" office:value-type="date" office:date-value="2013-12-04">
            <text:p>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3">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7" office:value-type="date" office:date-value="2013-12-04">
            <text:p>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3">
          <table:table-cell table:style-name="ce2" office:value-type="string">
            <text:p>OpenIssue</text:p>
          </table:table-cell>
          <table:table-cell table:style-name="ce2" office:value-type="string">
            <text:p>Δημιουργία Issue</text:p>
          </table:table-cell>
          <table:table-cell table:style-name="ce2" office:value-type="string">
            <text:p>OpenIssue</text:p>
          </table:table-cell>
          <table:table-cell table:style-name="ce5" office:value-type="string">
            <text:p>Open Issue</text:p>
          </table:table-cell>
          <table:table-cell table:style-name="ce7" office:value-type="date" office:date-value="2013-12-04">
            <text:p>4/12/2013</text:p>
          </table:table-cell>
          <table:table-cell table:formula="of:=IF([.A451]=[.C451];&quot;OK&quot;;&quot;ERROR&quot;)" office:value-type="string" office:string-value="OK">
            <text:p>OK</text:p>
          </table:table-cell>
          <table:table-cell table:formula="of:=CONCATENATE([.A451];&quot;=&quot;;[.B451])" office:value-type="string" office:string-value="OpenIssue=Δημιουργία Issue">
            <text:p>OpenIssue=Δημιουργία Issue</text:p>
          </table:table-cell>
          <table:table-cell table:formula="of:=CONCATENATE([.C451];&quot;=&quot;;[.D451])" office:value-type="string" office:string-value="OpenIssue=Open Issue">
            <text:p>OpenIssue=Open Issue</text:p>
          </table:table-cell>
          <table:table-cell table:number-columns-repeated="1016"/>
        </table:table-row>
        <table:table-row table:style-name="ro3">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7" office:value-type="date" office:date-value="2013-12-04">
            <text:p>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3">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5" office:value-type="string">
            <text:p>You must accept the terms</text:p>
          </table:table-cell>
          <table:table-cell table:style-name="ce7" office:value-type="date" office:date-value="2013-12-04">
            <text:p>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3">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7"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3">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7"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3">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7"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3">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7"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3">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7"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3">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 of nomination</text:p>
          </table:table-cell>
          <table:table-cell table:style-name="ce7" office:value-type="date" office:date-value="2013-12-11">
            <text:p>11/12/2013</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of nomination">
            <text:p>FEKCheckbox=No discipline reported in FEK (Government Gazette) of nomination</text:p>
          </table:table-cell>
          <table:table-cell table:number-columns-repeated="1016"/>
        </table:table-row>
        <table:table-row table:style-name="ro3">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7"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3">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5" office:value-type="string">
            <text:p>I accept the terms of use</text:p>
          </table:table-cell>
          <table:table-cell table:style-name="ce7"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3">
          <table:table-cell table:style-name="ce2" office:value-type="string">
            <text:p>Instructions_ShibbolethRegistration</text:p>
          </table:table-cell>
          <table:table-cell table:style-name="ce5"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5"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7"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3">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7"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3">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7"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3">
          <table:table-cell table:style-name="ce3" office:value-type="string">
            <text:p>btn_resendVerificationEmail</text:p>
          </table:table-cell>
          <table:table-cell table:style-name="ce6" office:value-type="string">
            <text:p>Επαναποστολή e-mail ενεργοποίησης</text:p>
          </table:table-cell>
          <table:table-cell table:style-name="ce3" office:value-type="string">
            <text:p>btn_resendVerificationEmail</text:p>
          </table:table-cell>
          <table:table-cell table:style-name="ce3" office:value-type="string">
            <text:p>Resend Verification e-mail</text:p>
          </table:table-cell>
          <table:table-cell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3" office:value-type="string">
            <text:p>error.login.wrong.registration.type</text:p>
          </table:table-cell>
          <table:table-cell table:style-name="ce6" office:value-type="string">
            <text:p>Ο χρήστης δεν υποστηρίζει το συγκεκριμένο τρόπο εισόδου</text:p>
          </table:table-cell>
          <table:table-cell table:style-name="ce3" office:value-type="string">
            <text:p>error.login.wrong.registration.type</text:p>
          </table:table-cell>
          <table:table-cell table:style-name="ce3" office:value-type="string">
            <text:p>User does not support this authentication method</text:p>
          </table:table-cell>
          <table:table-cell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5">
          <table:table-cell office:value-type="string">
            <text:p>account_helpdesk_for_edit</text:p>
          </table:table-cell>
          <table:table-cell table:style-name="ce6" office:value-type="string">
            <text:p>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office:value-type="string">
            <text:p>account_helpdesk_for_edit</text:p>
          </table:table-cell>
          <table:table-cell table:style-name="ce6" office:value-type="string">
            <text:p><text:span text:style-name="T1">In order to change some of the already filled data of your account or profile please contact the &lt;a href="</text:span><text:span text:style-name="T1"><text:a xlink:href="https://apella.minedu.gov.gr/en/contact-en">https://apella.minedu.gov.gr/en/contact-en</text:a></text:span><text:span text:style-name="T1">"&gt;Helpdesk&lt;/a&gt;.</text:span></text:p>
          </table:table-cell>
          <table:table-cell office:value-type="date" office:date-value="2014-01-07">
            <text:p>7/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3">
          <table:table-cell table:style-name="ce2" office:value-type="string">
            <text:p>ApellaTerms</text:p>
          </table:table-cell>
          <table:table-cell table:style-name="ce5"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5"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7" office:value-type="date" office:date-value="2014-01-07">
            <text:p>7/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3">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7" office:value-type="date" office:date-value="2014-01-07">
            <text:p>7/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3">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7" office:value-type="date" office:date-value="2014-01-07">
            <text:p>7/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3">
          <table:table-cell table:style-name="ce2" office:value-type="string">
            <text:p>Instructions_ShibbolethLogin</text:p>
          </table:table-cell>
          <table:table-cell table:style-name="ce5"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5"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style-name="ce7" office:value-type="date" office:date-value="2014-01-07">
            <text:p>7/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number-columns-repeated="1016"/>
        </table:table-row>
        <table:table-row table:style-name="ro3">
          <table:table-cell office:value-type="string">
            <text:p>menu_home</text:p>
          </table:table-cell>
          <table:table-cell office:value-type="string">
            <text:p>Κεντρική</text:p>
          </table:table-cell>
          <table:table-cell office:value-type="string">
            <text:p>menu_home</text:p>
          </table:table-cell>
          <table:table-cell office:value-type="string">
            <text:p>Home</text:p>
          </table:table-cell>
          <table:table-cell office:value-type="date" office:date-value="2014-01-07">
            <text:p>7/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3">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7" office:value-type="date" office:date-value="2014-01-07">
            <text:p>7/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3" table:number-rows-repeated="1048102">
          <table:table-cell table:number-columns-repeated="1024"/>
        </table:table-row>
        <table:table-row table:style-name="ro3">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6"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7">07/01/2014</text:date>, <text:time>17:03:4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7T17:03:40</dc:date>
    <dc:creator>Angelos Lenis</dc:creator>
    <meta:generator>OpenOffice/4.0.1$Unix OpenOffice.org_project/401m5$Build-9714</meta:generator>
    <meta:editing-duration>PT41M45S</meta:editing-duration>
    <meta:editing-cycles>13</meta:editing-cycles>
    <meta:document-statistic meta:table-count="3" meta:cell-count="4255" meta:object-count="0"/>
  </office:meta>
</office:document-meta>
</file>